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 CODES IN Python</text:p>
      <text:p text:style-name="P1"><text:span text:style-name="T4"/></text:p>
      <text:p text:style-name="P2">def naive(total):</text:p>
      <text:p text:style-name="P2"><text:tab/>f = open('../data/train','r')</text:p>
      <text:p text:style-name="P2"><text:tab/>line = f.readline()</text:p>
      <text:p text:style-name="P2"></text:p>
      <text:p text:style-name="P2"><text:tab/># Hash of nonspam words</text:p>
      <text:p text:style-name="P2"><text:tab/>Ham ={}</text:p>
      <text:p text:style-name="P2"><text:tab/>#number of nonspam emails</text:p>
      <text:p text:style-name="P2"><text:tab/>nham =0</text:p>
      <text:p text:style-name="P2"><text:tab/>hamWords =0</text:p>
      <text:p text:style-name="P2"></text:p>
      <text:p text:style-name="P2"><text:tab/>#hash of spam words</text:p>
      <text:p text:style-name="P2"><text:tab/>Spam ={}</text:p>
      <text:p text:style-name="P2"><text:tab/>#number of spam emails</text:p>
      <text:p text:style-name="P2"><text:tab/>nspam =0</text:p>
      <text:p text:style-name="P2"><text:tab/>spamWords=0</text:p>
      <text:p text:style-name="P2"></text:p>
      <text:p text:style-name="P2"><text:tab/>#nu</text:p>
      <text:p text:style-name="P2">#<text:tab/>total = 3000;</text:p>
      <text:p text:style-name="P2"></text:p>
      <text:p text:style-name="P2"><text:tab/>while(line):</text:p>
      <text:p text:style-name="P2"><text:tab/><text:tab/></text:p>
      <text:p text:style-name="P2"><text:tab/><text:tab/>email = line.split(' ')</text:p>
      <text:p text:style-name="P2"><text:tab/><text:tab/>if(email[1]=='ham'):</text:p>
      <text:p text:style-name="P2"><text:tab/><text:tab/><text:tab/>i=2</text:p>
      <text:p text:style-name="P2"><text:tab/><text:tab/><text:tab/>while(i&lt;len(email)-1):</text:p>
      <text:p text:style-name="P2"><text:tab/><text:tab/><text:tab/><text:tab/>word = email[i]</text:p>
      <text:p text:style-name="P2"><text:tab/><text:tab/><text:tab/><text:tab/>count= int(email[i+1])</text:p>
      <text:p text:style-name="P2"><text:tab/><text:tab/><text:tab/><text:tab/>if(Ham.has_key(word)==True):</text:p>
      <text:p text:style-name="P2"><text:tab/><text:tab/><text:tab/><text:tab/><text:tab/>Ham[word] = Ham[word]+count</text:p>
      <text:p text:style-name="P2"><text:tab/><text:tab/><text:tab/><text:tab/>else:</text:p>
      <text:p text:style-name="P2"><text:tab/><text:tab/><text:tab/><text:tab/><text:tab/>Ham[word]=count</text:p>
      <text:p text:style-name="P2"><text:tab/><text:tab/><text:tab/><text:tab/>i+=2</text:p>
      <text:p text:style-name="P2"><text:tab/><text:tab/><text:tab/><text:tab/>hamWords+=count</text:p>
      <text:p text:style-name="P2"><text:tab/><text:tab/><text:tab/>nham+=1</text:p>
      <text:p text:style-name="P2"><text:tab/><text:tab/><text:tab/></text:p>
      <text:p text:style-name="P2"><text:tab/><text:tab/>else:</text:p>
      <text:p text:style-name="P2"><text:tab/><text:tab/><text:tab/>i=2</text:p>
      <text:p text:style-name="P2"><text:tab/><text:tab/><text:tab/>while(i&lt;len(email)-1):</text:p>
      <text:p text:style-name="P2"><text:tab/><text:tab/><text:tab/><text:tab/>word = email[i]</text:p>
      <text:p text:style-name="P2"><text:tab/><text:tab/><text:tab/><text:tab/>count= int(email[i+1])</text:p>
      <text:p text:style-name="P2"><text:tab/><text:tab/><text:tab/><text:tab/>if(Spam.has_key(word)==True):</text:p>
      <text:p text:style-name="P2"><text:tab/><text:tab/><text:tab/><text:tab/><text:tab/>Spam[word] = Spam[word]+count</text:p>
      <text:p text:style-name="P2"><text:tab/><text:tab/><text:tab/><text:tab/>else:</text:p>
      <text:p text:style-name="P2"><text:tab/><text:tab/><text:tab/><text:tab/><text:tab/>Spam[word]=count</text:p>
      <text:p text:style-name="P2"><text:tab/><text:tab/><text:tab/><text:tab/>i+=2</text:p>
      <text:p text:style-name="P2"><text:tab/><text:tab/><text:tab/><text:tab/>spamWords+=count</text:p>
      <text:p text:style-name="P2"><text:tab/><text:tab/><text:tab/>nspam+=1</text:p>
      <text:p text:style-name="P2"><text:tab/><text:tab/>line = f.readline()</text:p>
      <text:p text:style-name="P2"><text:tab/><text:tab/>total-=1</text:p>
      <text:p text:style-name="P2"><text:tab/><text:tab/>if(total==0):</text:p>
      <text:p text:style-name="P2"><text:soft-page-break/><text:tab/><text:tab/><text:tab/>break</text:p>
      <text:p text:style-name="P2"><text:tab/>f.close()</text:p>
      <text:p text:style-name="P2"></text:p>
      <text:p text:style-name="P2"><text:tab/>dict = len(Spam)+len(Ham)+763</text:p>
      <text:p text:style-name="P2"></text:p>
      <text:p text:style-name="P2"></text:p>
      <text:p text:style-name="P2"></text:p>
      <text:p text:style-name="P2"><text:tab/>ftest = open('../data/test','r')</text:p>
      <text:p text:style-name="P2"><text:tab/>line = ftest.readline()</text:p>
      <text:p text:style-name="P2"><text:tab/>val =1</text:p>
      <text:p text:style-name="P2"><text:tab/>error =0</text:p>
      <text:p text:style-name="P2"></text:p>
      <text:p text:style-name="P2"><text:tab/>while(line):</text:p>
      <text:p text:style-name="P2"><text:tab/><text:tab/>email = line.split(' ')</text:p>
      <text:p text:style-name="P2"><text:tab/><text:tab/>i=2</text:p>
      <text:p text:style-name="P2"><text:tab/><text:tab/>pham =0.0</text:p>
      <text:p text:style-name="P2"><text:tab/><text:tab/>pspam=0.0</text:p>
      <text:p text:style-name="P2"><text:tab/><text:tab/></text:p>
      <text:p text:style-name="P2"><text:tab/><text:tab/>while(i&lt;len(email)-1):</text:p>
      <text:p text:style-name="P2"><text:tab/><text:tab/><text:tab/><text:tab/></text:p>
      <text:p text:style-name="P2"><text:tab/><text:tab/><text:tab/><text:tab/>word = email[i]</text:p>
      <text:p text:style-name="P2"><text:tab/><text:tab/><text:tab/><text:tab/>count= int(email[i+1])</text:p>
      <text:p text:style-name="P2"><text:tab/><text:tab/><text:tab/><text:tab/>if(Ham.has_key(word)==True):</text:p>
      <text:p text:style-name="P2"><text:tab/><text:tab/><text:tab/><text:tab/><text:tab/>val = float(Ham[word]+1)/(dict+hamWords)</text:p>
      <text:p text:style-name="P2"><text:tab/><text:tab/><text:tab/><text:tab/>else:</text:p>
      <text:p text:style-name="P2"><text:tab/><text:tab/><text:tab/><text:tab/><text:tab/>val = float(1)/(dict+hamWords)</text:p>
      <text:p text:style-name="P2"><text:tab/><text:tab/><text:tab/><text:tab/></text:p>
      <text:p text:style-name="P2"><text:tab/><text:tab/><text:tab/><text:tab/>pham = pham+ count*(math.log(val))</text:p>
      <text:p text:style-name="P2"><text:tab/><text:tab/><text:tab/><text:tab/>i+=2</text:p>
      <text:p text:style-name="P2"><text:tab/><text:tab/>#pham = pham+math.log(float(nham)/(nham+nspam))</text:p>
      <text:p text:style-name="P2"><text:tab/><text:tab/>i=2<text:tab/><text:tab/><text:tab/></text:p>
      <text:p text:style-name="P2"><text:tab/><text:tab/>while(i&lt;len(email)-1):</text:p>
      <text:p text:style-name="P2"><text:tab/><text:tab/><text:tab/><text:tab/>word = email[i]</text:p>
      <text:p text:style-name="P2"><text:tab/><text:tab/><text:tab/><text:tab/>count= int(email[i+1])</text:p>
      <text:p text:style-name="P2"><text:tab/><text:tab/><text:tab/><text:tab/>if(Spam.has_key(word)==True):</text:p>
      <text:p text:style-name="P2"><text:tab/><text:tab/><text:tab/><text:tab/><text:tab/>val = float(Spam[word]+1)/(dict+spamWords)</text:p>
      <text:p text:style-name="P2"><text:tab/><text:tab/><text:tab/><text:tab/>else:</text:p>
      <text:p text:style-name="P2"><text:tab/><text:tab/><text:tab/><text:tab/><text:tab/>val = float(1)/(dict+spamWords)</text:p>
      <text:p text:style-name="P2"><text:tab/><text:tab/><text:tab/><text:tab/>pspam = pspam+ count*(math.log(val))</text:p>
      <text:p text:style-name="P2"><text:tab/><text:tab/><text:tab/><text:tab/>i+=2</text:p>
      <text:p text:style-name="P2"><text:tab/><text:tab/></text:p>
      <text:p text:style-name="P2"><text:tab/><text:tab/>if(email[1]=='ham' and pspam &gt; pham):</text:p>
      <text:p text:style-name="P2"><text:tab/><text:tab/><text:tab/>error+=1</text:p>
      <text:p text:style-name="P2"><text:tab/><text:tab/>if(email[1]=='spam' and pspam &lt; pham):</text:p>
      <text:p text:style-name="P2"><text:tab/><text:tab/><text:tab/>error+=1</text:p>
      <text:p text:style-name="P2"><text:tab/><text:tab/>line = ftest.readline()</text:p>
      <text:p text:style-name="P2"><text:tab/></text:p>
      <text:p text:style-name="P2"><text:tab/>arr = Ham.items()</text:p>
      <text:p text:style-name="P2"><text:tab/>brr = Spam.items()</text:p>
      <text:p text:style-name="P2"><text:tab/>i =0</text:p>
      <text:p text:style-name="P2"><text:tab/>top ={}</text:p>
      <text:p text:style-name="P2"><text:tab/>for i in range(len(arr)):</text:p>
      <text:p text:style-name="P2"><text:soft-page-break/><text:tab/><text:tab/>if(Spam.has_key(arr[i][0])):</text:p>
      <text:p text:style-name="P2"><text:tab/><text:tab/><text:tab/>ratio = Spam[arr[i][0]]/Ham[arr[i][0]]</text:p>
      <text:p text:style-name="P2"><text:tab/><text:tab/><text:tab/>top[arr[i][0]] = ratio</text:p>
      <text:p text:style-name="P2"><text:tab/>arr= top.items()</text:p>
      <text:p text:style-name="P2"><text:tab/>arr.sort(key=lambda tup: tup[1])</text:p>
      <text:p text:style-name="P2"><text:tab/>#print arr</text:p>
      <text:p text:style-name="P2"><text:tab/>#print Spam['Mier']</text:p>
      <text:p text:style-name="P2"><text:tab/>return (1000-error)/10</text:p>
      <text:p text:style-name="P2"><text:tab/></text:p>
      <text:p text:style-name="P2">train =1000</text:p>
      <text:p text:style-name="P2"></text:p>
      <text:p text:style-name="P2">while(train&lt;10000):</text:p>
      <text:p text:style-name="P2"><text:tab/>print train,'\t',naive(train)</text:p>
      <text:p text:style-name="P2"><text:tab/>train+=1000</text:p>
      <text:p text:style-name="P2"/>
      <text:p text:style-name="P2"/>
      <text:p text:style-name="P2"><text:span text:style-name="T2">perceptron</text:span><text:tab/></text:p>
      <text:p text:style-name="P2"/>
      <text:p text:style-name="P2">import math</text:p>
      <text:p text:style-name="P2"></text:p>
      <text:p text:style-name="P2">def mult(a,b):</text:p>
      <text:p text:style-name="P2"><text:tab/>mul=0</text:p>
      <text:p text:style-name="P2"><text:tab/>for i in range(len(a)):</text:p>
      <text:p text:style-name="P2"><text:tab/><text:tab/>mul=mul+a[i]*b[i]</text:p>
      <text:p text:style-name="P2"><text:tab/>return mul</text:p>
      <text:p text:style-name="P2"></text:p>
      <text:p text:style-name="P2">def add(a,b):</text:p>
      <text:p text:style-name="P2"><text:tab/>for i in range(len(a)):</text:p>
      <text:p text:style-name="P2"><text:tab/><text:tab/>a[i]=a[i]+b[i]</text:p>
      <text:p text:style-name="P2"><text:tab/>return a</text:p>
      <text:p text:style-name="P2"></text:p>
      <text:p text:style-name="P2">def norm(a):</text:p>
      <text:p text:style-name="P2"><text:tab/>sum=0</text:p>
      <text:p text:style-name="P2"><text:tab/>for i in range(len(a)):</text:p>
      <text:p text:style-name="P2"><text:tab/><text:tab/>sum=sum+a[i]*a[i]</text:p>
      <text:p text:style-name="P2"><text:tab/>return math.sqrt(sum)</text:p>
      <text:p text:style-name="P2"></text:p>
      <text:p text:style-name="P2">label ={}</text:p>
      <text:p text:style-name="P2">x ={}</text:p>
      <text:p text:style-name="P2">f = open('../data/train','r')</text:p>
      <text:p text:style-name="P2">line = f.readline()</text:p>
      <text:p text:style-name="P2">itr =0</text:p>
      <text:p text:style-name="P2">total = 1000;</text:p>
      <text:p text:style-name="P2">Total = total</text:p>
      <text:p text:style-name="P2">max_len =0</text:p>
      <text:p text:style-name="P2">while(line):</text:p>
      <text:p text:style-name="P2"><text:tab/>itr=itr+1</text:p>
      <text:p text:style-name="P2"><text:tab/>email = line.split(' ')</text:p>
      <text:p text:style-name="P2"><text:tab/>if(email[1]=='ham'):</text:p>
      <text:p text:style-name="P2"><text:tab/><text:tab/>label[itr] =1</text:p>
      <text:p text:style-name="P2"><text:tab/>else:</text:p>
      <text:p text:style-name="P2"><text:tab/><text:tab/>label[itr] =0</text:p>
      <text:p text:style-name="P2"><text:soft-page-break/><text:tab/>i=2</text:p>
      <text:p text:style-name="P2"><text:tab/>arr= []</text:p>
      <text:p text:style-name="P2"><text:tab/>while(i&lt;len(email)-1):</text:p>
      <text:p text:style-name="P2"><text:tab/><text:tab/>word = email[i]</text:p>
      <text:p text:style-name="P2"><text:tab/><text:tab/>count= int(email[i+1])</text:p>
      <text:p text:style-name="P2"><text:tab/><text:tab/>arr.append(count)</text:p>
      <text:p text:style-name="P2"><text:tab/><text:tab/>i+=2</text:p>
      <text:p text:style-name="P2"><text:tab/>x[itr] = arr</text:p>
      <text:p text:style-name="P2"><text:tab/>if(len(arr)&gt;max_len):</text:p>
      <text:p text:style-name="P2"><text:tab/><text:tab/>max_len=len(arr)</text:p>
      <text:p text:style-name="P2"><text:tab/></text:p>
      <text:p text:style-name="P2"><text:tab/>line = f.readline()</text:p>
      <text:p text:style-name="P2"><text:tab/>total-=1</text:p>
      <text:p text:style-name="P2"><text:tab/>if(total==0):</text:p>
      <text:p text:style-name="P2"><text:tab/><text:tab/>break</text:p>
      <text:p text:style-name="P2"><text:tab/></text:p>
      <text:p text:style-name="P2">f.close()</text:p>
      <text:p text:style-name="P2"></text:p>
      <text:p text:style-name="P2">w=[0]*max_len</text:p>
      <text:p text:style-name="P2">converge = False</text:p>
      <text:p text:style-name="P2">while(converge!=True):</text:p>
      <text:p text:style-name="P2"><text:tab/>delta_w =[0]*max_len</text:p>
      <text:p text:style-name="P2"><text:tab/>while(itr&gt;0):</text:p>
      <text:p text:style-name="P2"><text:tab/><text:tab/>out = mult(x[itr],w)</text:p>
      <text:p text:style-name="P2"><text:tab/><text:tab/>o=0</text:p>
      <text:p text:style-name="P2"><text:tab/><text:tab/>if(out&gt;0):</text:p>
      <text:p text:style-name="P2"><text:tab/><text:tab/><text:tab/>o=1</text:p>
      <text:p text:style-name="P2"><text:tab/><text:tab/>for j in range(len(x[itr])):</text:p>
      <text:p text:style-name="P2"><text:tab/><text:tab/><text:tab/>delta_w[j] = delta_w[j]+0.1*(label[itr]-o)*(x[itr][j])</text:p>
      <text:p text:style-name="P2"><text:tab/><text:tab/>w= add(w,delta_w)</text:p>
      <text:p text:style-name="P2"><text:tab/><text:tab/>if(norm(delta_w) &lt;0.01):</text:p>
      <text:p text:style-name="P2"><text:tab/><text:tab/><text:tab/>converge = True</text:p>
      <text:p text:style-name="P2"><text:tab/><text:tab/></text:p>
      <text:p text:style-name="P2"><text:tab/><text:tab/>itr-=1</text:p>
      <text:p text:style-name="P2"><text:tab/>itr = Total</text:p>
      <text:p text:style-name="P2">#print len(w),max_len</text:p>
      <text:p text:style-name="P2"></text:p>
      <text:p text:style-name="P2"></text:p>
      <text:p text:style-name="P2">label_test ={}</text:p>
      <text:p text:style-name="P2">x_test ={}</text:p>
      <text:p text:style-name="P2">ftest = open('../data/test','r')</text:p>
      <text:p text:style-name="P2">line = ftest.readline()</text:p>
      <text:p text:style-name="P2">itr =0</text:p>
      <text:p text:style-name="P2">max_len =0</text:p>
      <text:p text:style-name="P2">while(line):</text:p>
      <text:p text:style-name="P2"><text:tab/>itr=itr+1</text:p>
      <text:p text:style-name="P2"><text:tab/>email = line.split(' ')</text:p>
      <text:p text:style-name="P2"><text:tab/>if(email[1]=='ham'):</text:p>
      <text:p text:style-name="P2"><text:tab/><text:tab/>label_test[itr] =1</text:p>
      <text:p text:style-name="P2"><text:tab/>else:</text:p>
      <text:p text:style-name="P2"><text:tab/><text:tab/>label_test[itr] =0</text:p>
      <text:p text:style-name="P2"><text:tab/>i=2</text:p>
      <text:p text:style-name="P2"><text:soft-page-break/><text:tab/>arr= []</text:p>
      <text:p text:style-name="P2"><text:tab/>while(i&lt;len(email)-1):</text:p>
      <text:p text:style-name="P2"><text:tab/><text:tab/>word = email[i]</text:p>
      <text:p text:style-name="P2"><text:tab/><text:tab/>count= int(email[i+1])</text:p>
      <text:p text:style-name="P2"><text:tab/><text:tab/>arr.append(count)</text:p>
      <text:p text:style-name="P2"><text:tab/><text:tab/>i+=2</text:p>
      <text:p text:style-name="P2"><text:tab/>x_test[itr] = arr</text:p>
      <text:p text:style-name="P2"><text:tab/></text:p>
      <text:p text:style-name="P2"><text:tab/>line = ftest.readline()</text:p>
      <text:p text:style-name="P2"><text:tab/></text:p>
      <text:p text:style-name="P2">ftest.close()</text:p>
      <text:p text:style-name="P2">error =0</text:p>
      <text:p text:style-name="P2"></text:p>
      <text:p text:style-name="P2">while(itr&gt;0):</text:p>
      <text:p text:style-name="P2"><text:tab/>out = mult(x_test[itr],w)</text:p>
      <text:p text:style-name="P2"><text:tab/>o=0</text:p>
      <text:p text:style-name="P2"><text:tab/>if(out&gt;0):</text:p>
      <text:p text:style-name="P2"><text:tab/><text:tab/>o=1</text:p>
      <text:p text:style-name="P2"><text:tab/>if(o!=label_test[itr]):</text:p>
      <text:p text:style-name="P2"><text:tab/><text:tab/>error+=1</text:p>
      <text:p text:style-name="P2"><text:tab/>itr-=1</text:p>
      <text:p text:style-name="P2">print error</text:p>
      <text:p text:style-name="P2"/>
      <text:p text:style-name="P2"/>
      <text:p text:style-name="P1">svm</text:p>
      <text:p text:style-name="P2">import math</text:p>
      <text:p text:style-name="P2">import svm</text:p>
      <text:p text:style-name="P2"></text:p>
      <text:p text:style-name="P2">def mult(a,b):</text:p>
      <text:p text:style-name="P2"><text:tab/>mul=0</text:p>
      <text:p text:style-name="P2"><text:tab/>for i in range(len(a)):</text:p>
      <text:p text:style-name="P2"><text:tab/><text:tab/>mul=mul+a[i]*b[i]</text:p>
      <text:p text:style-name="P2"><text:tab/>return mul</text:p>
      <text:p text:style-name="P2"></text:p>
      <text:p text:style-name="P2">def add(a,b):</text:p>
      <text:p text:style-name="P2"><text:tab/>for i in range(len(a)):</text:p>
      <text:p text:style-name="P2"><text:tab/><text:tab/>a[i]=a[i]+b[i]</text:p>
      <text:p text:style-name="P2"><text:tab/>return a</text:p>
      <text:p text:style-name="P2"></text:p>
      <text:p text:style-name="P2">def norm(a):</text:p>
      <text:p text:style-name="P2"><text:tab/>sum=0</text:p>
      <text:p text:style-name="P2"><text:tab/>for i in range(len(a)):</text:p>
      <text:p text:style-name="P2"><text:tab/><text:tab/>sum=sum+a[i]*a[i]</text:p>
      <text:p text:style-name="P2"><text:tab/>return math.sqrt(sum)</text:p>
      <text:p text:style-name="P2"></text:p>
      <text:p text:style-name="P2">label ={}</text:p>
      <text:p text:style-name="P2">x ={}</text:p>
      <text:p text:style-name="P2">f = open('../data/train','r')</text:p>
      <text:p text:style-name="P2">line = f.readline()</text:p>
      <text:p text:style-name="P2">itr =0</text:p>
      <text:p text:style-name="P2">total = 1000;</text:p>
      <text:p text:style-name="P2">Total = total</text:p>
      <text:p text:style-name="P2"><text:soft-page-break/>max_len =0</text:p>
      <text:p text:style-name="P2"></text:p>
      <text:p text:style-name="P2"></text:p>
      <text:p text:style-name="P2">while(line):</text:p>
      <text:p text:style-name="P2"><text:tab/>itr=itr+1</text:p>
      <text:p text:style-name="P2"><text:tab/>email = line.split(' ')</text:p>
      <text:p text:style-name="P2"><text:tab/>if(email[1]=='ham'):</text:p>
      <text:p text:style-name="P2"><text:tab/><text:tab/>label[itr] =-1</text:p>
      <text:p text:style-name="P2"><text:tab/>else:</text:p>
      <text:p text:style-name="P2"><text:tab/><text:tab/>label[itr] =1</text:p>
      <text:p text:style-name="P2"><text:tab/>i=2</text:p>
      <text:p text:style-name="P2"><text:tab/>arr= []</text:p>
      <text:p text:style-name="P2"><text:tab/>while(i&lt;len(email)-1):</text:p>
      <text:p text:style-name="P2"><text:tab/><text:tab/>word = email[i]</text:p>
      <text:p text:style-name="P2"><text:tab/><text:tab/>count= int(email[i+1])</text:p>
      <text:p text:style-name="P2"><text:tab/><text:tab/>arr.append(count)</text:p>
      <text:p text:style-name="P2"><text:tab/><text:tab/>i+=2</text:p>
      <text:p text:style-name="P2"><text:tab/>x[itr] = arr</text:p>
      <text:p text:style-name="P2"><text:tab/>if(len(arr)&gt;max_len):</text:p>
      <text:p text:style-name="P2"><text:tab/><text:tab/>max_len=len(arr)</text:p>
      <text:p text:style-name="P2"><text:tab/></text:p>
      <text:p text:style-name="P2"><text:tab/>line = f.readline()</text:p>
      <text:p text:style-name="P2"><text:tab/>total-=1</text:p>
      <text:p text:style-name="P2"><text:tab/>if(total==0):</text:p>
      <text:p text:style-name="P2"><text:tab/><text:tab/>break</text:p>
      <text:p text:style-name="P2"><text:tab/></text:p>
      <text:p text:style-name="P2">f.close()</text:p>
      <text:p text:style-name="P2"></text:p>
      <text:p text:style-name="P2">trained = svm.train(lebel,x,'-t 0')</text:p>
      <text:p text:style-name="P2"></text:p>
      <text:p text:style-name="P2"></text:p>
      <text:p text:style-name="P2"></text:p>
      <text:p text:style-name="P2">label_test ={}</text:p>
      <text:p text:style-name="P2">x_test ={}</text:p>
      <text:p text:style-name="P2">ftest = open('../data/test','r')</text:p>
      <text:p text:style-name="P2"></text:p>
      <text:p text:style-name="P2">line = ftest.readline()</text:p>
      <text:p text:style-name="P2">itr =0</text:p>
      <text:p text:style-name="P2">max_len =0</text:p>
      <text:p text:style-name="P2">while(line):</text:p>
      <text:p text:style-name="P2"><text:tab/>itr=itr+1</text:p>
      <text:p text:style-name="P2"><text:tab/>email = line.split(' ')</text:p>
      <text:p text:style-name="P2"><text:tab/>if(email[1]=='ham'):</text:p>
      <text:p text:style-name="P2"><text:tab/><text:tab/>label_test[itr] =-1</text:p>
      <text:p text:style-name="P2"><text:tab/>else:</text:p>
      <text:p text:style-name="P2"><text:tab/><text:tab/>label_test[itr] =1</text:p>
      <text:p text:style-name="P2"><text:tab/>i=2</text:p>
      <text:p text:style-name="P2"><text:tab/>arr= []</text:p>
      <text:p text:style-name="P2"><text:tab/>while(i&lt;len(email)-1):</text:p>
      <text:p text:style-name="P2"><text:tab/><text:tab/>word = email[i]</text:p>
      <text:p text:style-name="P2"><text:tab/><text:tab/>count= int(email[i+1])</text:p>
      <text:p text:style-name="P2"><text:tab/><text:tab/>arr.append(count)</text:p>
      <text:p text:style-name="P2"><text:soft-page-break/><text:tab/><text:tab/>i+=2</text:p>
      <text:p text:style-name="P2"><text:tab/>x_test[itr] = arr</text:p>
      <text:p text:style-name="P2"><text:tab/></text:p>
      <text:p text:style-name="P2"><text:tab/>line = ftest.readline()</text:p>
      <text:p text:style-name="P2"><text:tab/></text:p>
      <text:p text:style-name="P2">ftest.close()</text:p>
      <text:p text:style-name="P2"></text:p>
      <text:p text:style-name="P2">[prediction,accuracy,values]= svm.predict(label_test,x_test,trained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ranay </meta:initial-creator>
    <meta:creation-date>2012-11-26T16:30:26</meta:creation-date>
    <meta:document-statistic meta:table-count="0" meta:image-count="0" meta:object-count="0" meta:page-count="7" meta:paragraph-count="314" meta:word-count="526" meta:character-count="4919"/>
    <dc:date>2012-11-26T16:32:43</dc:date>
    <dc:creator>pranay </dc:creator>
    <meta:editing-duration>PT00H02M17S</meta:editing-duration>
    <meta:editing-cycles>1</meta:editing-cycles>
    <meta:generator>OpenOffice.org/3.2$Linux OpenOffice.org_project/320m12$Build-9483</meta:generator>
  </office:meta>
</office:document-meta>
</file>